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e86ae" draw:textarea-horizontal-align="justify" draw:textarea-vertical-align="middle" draw:auto-grow-height="false" fo:min-height="1.35cm" fo:min-width="27.2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1.65cm" fo:min-width="13.8cm"/>
      <style:paragraph-properties style:writing-mode="lr-tb"/>
    </style:style>
    <style:style style:name="gr3" style:family="graphic" style:parent-style-name="standard">
      <style:graphic-properties draw:fill-color="#ffd8ce" draw:textarea-horizontal-align="justify" draw:textarea-vertical-align="middle" draw:auto-grow-height="false" fo:min-height="1.65cm" fo:min-width="9.9cm"/>
      <style:paragraph-properties style:writing-mode="lr-tb"/>
    </style:style>
    <style:style style:name="gr4" style:family="graphic" style:parent-style-name="standard">
      <style:graphic-properties draw:fill-color="#8e86ae" draw:textarea-horizontal-align="justify" draw:textarea-vertical-align="middle" draw:auto-grow-height="false" fo:min-height="2.75cm" fo:min-width="7.9cm"/>
      <style:paragraph-properties style:writing-mode="lr-tb"/>
    </style:style>
    <style:style style:name="gr5" style:family="graphic" style:parent-style-name="standard">
      <style:graphic-properties draw:fill-color="#8e86ae" draw:textarea-horizontal-align="justify" draw:textarea-vertical-align="middle" draw:auto-grow-height="false" fo:min-height="2.75cm" fo:min-width="9.9cm"/>
      <style:paragraph-properties style:writing-mode="lr-tb"/>
    </style:style>
    <style:style style:name="gr6" style:family="graphic" style:parent-style-name="standard">
      <style:graphic-properties draw:fill-color="#f6f9d4" draw:textarea-horizontal-align="justify" draw:textarea-vertical-align="middle" draw:auto-grow-height="false" fo:min-height="2.694cm" fo:min-width="7.801cm"/>
      <style:paragraph-properties style:writing-mode="lr-tb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1.55cm" fo:min-width="27.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5.2cm"/>
      <style:paragraph-properties style:writing-mode="lr-tb"/>
    </style:style>
    <style:style style:name="gr9" style:family="graphic" style:parent-style-name="standard">
      <style:graphic-properties draw:fill-color="#dee7e5" draw:textarea-horizontal-align="justify" draw:textarea-vertical-align="middle" draw:auto-grow-height="false" fo:min-height="1.15cm" fo:min-width="5.2cm"/>
      <style:paragraph-properties style:writing-mode="lr-tb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1.15cm" fo:min-width="5.2cm"/>
      <style:paragraph-properties style:writing-mode="lr-tb"/>
    </style:style>
    <style:style style:name="gr11" style:family="graphic" style:parent-style-name="standard">
      <style:graphic-properties draw:fill-color="#afd095" draw:textarea-horizontal-align="justify" draw:textarea-vertical-align="middle" draw:auto-grow-height="false" fo:min-height="1.15cm" fo:min-width="5.2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fill-color="#e8f2a1" draw:textarea-horizontal-align="justify" draw:textarea-vertical-align="middle" draw:auto-grow-height="false" fo:min-height="1.15cm" fo:min-width="3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e86ae"/>
      <style:paragraph-properties fo:text-align="center"/>
    </style:style>
    <style:style style:name="P3" style:family="paragraph">
      <loext:graphic-properties draw:fill-color="#e8f2a1"/>
      <style:paragraph-properties fo:text-align="center"/>
    </style:style>
    <style:style style:name="P4" style:family="paragraph">
      <loext:graphic-properties draw:fill-color="#ffd8ce"/>
      <style:paragraph-properties fo:text-align="center"/>
    </style:style>
    <style:style style:name="P5" style:family="paragraph">
      <loext:graphic-properties draw:fill-color="#f6f9d4"/>
      <style:paragraph-properties fo:text-align="center"/>
    </style:style>
    <style:style style:name="P6" style:family="paragraph">
      <loext:graphic-properties draw:fill-color="#dee7e5"/>
      <style:paragraph-properties fo:text-align="center"/>
    </style:style>
    <style:style style:name="P7" style:family="paragraph">
      <loext:graphic-properties draw:fill-color="#afd095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7cm" svg:height="1.6cm" svg:x="1cm" svg:y="18.4cm">
          <text:p text:style-name="P1">Philosophy of Science and Mathematic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3cm" svg:height="1.9cm" svg:x="14.4cm" svg:y="16.2cm"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4cm" svg:height="1.9cm" svg:x="1cm" svg:y="16.2cm">
          <text:p text:style-name="P1">Meta-logi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4cm" svg:height="3cm" svg:x="9.6cm" svg:y="12.8cm">
          <text:p text:style-name="P1">Pure Mathematics</text:p>
          <text:p text:style-name="P1"><text:span text:style-name="T1">Maths for maths sak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4cm" svg:height="3cm" svg:x="18.3cm" svg:y="12.8cm">
          <text:p text:style-name="P1">Applied Mathematics</text:p>
          <text:p text:style-name="P1"><text:span text:style-name="T1">Maths with an appl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301cm" svg:height="2.944cm" draw:transform="skewX (0.0132645023151569) rotate (0.0132645023151569) translate (1cm 12.956cm)">
          <text:p text:style-name="P1">Meta-mathematics</text:p>
          <text:p text:style-name="P1"><text:span text:style-name="T2">What is calculable?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7.7cm" svg:height="1.8cm" svg:x="1cm" svg:y="3.8cm">
          <text:p text:style-name="P1">Theory of Computation</text:p>
          <text:p text:style-name="P1"><text:span text:style-name="T1">Automata, Computability, Computational Complexity, Models of Comput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7.7cm" svg:height="1.8cm" svg:x="1cm" svg:y="1.7cm">
          <text:p text:style-name="P1">Data Science</text:p>
          <text:p text:style-name="P1"><text:span text:style-name="T1">Hybrids statistics and modelling with comput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cm" svg:height="1.4cm" svg:x="6.4cm" svg:y="7.8cm">
          <text:p text:style-name="P1"><text:span text:style-name="T1">Foundational Theories</text:span></text:p>
          <text:p text:style-name="P1"><text:span text:style-name="T1">Set, Model, Proof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7cm" svg:height="1.4cm" svg:x="6.4cm" svg:y="9.3cm">
          <text:p text:style-name="P1"><text:span text:style-name="T1">Number The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7cm" svg:height="1.4cm" svg:x="12.4cm" svg:y="7.8cm">
          <text:p text:style-name="P1"><text:span text:style-name="T1">Algebr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7cm" svg:height="1.4cm" svg:x="10.7cm" svg:y="11.1cm">
          <text:p text:style-name="P1"><text:span text:style-name="T1">Combinatoric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7cm" svg:height="1.4cm" svg:x="6.4cm" svg:y="6.3cm">
          <text:p text:style-name="P1"><text:span text:style-name="T1">Geometry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cm" svg:height="1.4cm" svg:x="12.4cm" svg:y="6.3cm">
          <text:p text:style-name="P1"><text:span text:style-name="T1">Topolog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7cm" svg:height="1.4cm" svg:x="12.4cm" svg:y="9.3cm"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1.5cm" svg:y1="17.2cm" svg:x2="14.4cm" svg:y2="17.2cm">
          <text:p/>
        </draw:line>
        <draw:line draw:style-name="gr12" draw:text-style-name="P8" draw:layer="layout" svg:x1="13.1cm" svg:y1="17.2cm" svg:x2="14.4cm" svg:y2="16.6cm">
          <text:p/>
        </draw:line>
        <draw:line draw:style-name="gr12" draw:text-style-name="P8" draw:layer="layout" svg:x1="13.1cm" svg:y1="17.2cm" svg:x2="14.4cm" svg:y2="17.8cm">
          <text:p/>
        </draw:line>
        <draw:custom-shape draw:style-name="gr10" draw:text-style-name="P3" draw:layer="layout" svg:width="5.7cm" svg:height="1.4cm" svg:x="18.6cm" svg:y="6.2cm">
          <text:p text:style-name="P1"><text:span text:style-name="T1">Probability &amp; Statistic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7cm" svg:height="1.4cm" svg:x="18.6cm" svg:y="7.7cm">
          <text:p text:style-name="P1"><text:span text:style-name="T1">Computational Algebr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7cm" svg:height="1.4cm" svg:x="18.6cm" svg:y="9.2cm">
          <text:p text:style-name="P1"><text:span text:style-name="T1">Numerical Analysi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7cm" svg:height="1.4cm" svg:x="18.6cm" svg:y="10.7cm">
          <text:p text:style-name="P1"><text:span text:style-name="T1">Mathematical Physics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1.4cm" svg:x="24.5cm" svg:y="6.2cm">
          <text:p text:style-name="P1"><text:span text:style-name="T1">Operations </text:span></text:p>
          <text:p text:style-name="P1"><text:span text:style-name="T1">Research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1.4cm" svg:x="24.5cm" svg:y="7.7cm">
          <text:p text:style-name="P1"><text:span text:style-name="T1">Mathematical </text:span></text:p>
          <text:p text:style-name="P1"><text:span text:style-name="T1">Optimis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21:30:22.099910283</meta:creation-date>
    <dc:date>2020-11-13T21:57:47.080798348</dc:date>
    <meta:editing-duration>PT15M7S</meta:editing-duration>
    <meta:editing-cycles>3</meta:editing-cycles>
    <meta:generator>LibreOffice/6.4.7.2$Linux_X86_64 LibreOffice_project/40$Build-2</meta:generator>
    <meta:document-statistic meta:object-count="24"/>
  </office:meta>
</office:document-meta>
</file>